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główek2" style:master-page-name="MP0" style:family="paragraph">
      <style:paragraph-properties fo:break-before="page" fo:line-height="150%"/>
      <style:text-properties fo:font-size="16pt" style:font-size-asian="16pt" style:font-size-complex="16pt"/>
    </style:style>
    <style:style style:name="P2" style:parent-style-name="Akapitzlistą" style:family="paragraph">
      <style:text-properties fo:font-size="12pt" style:font-size-asian="12pt" style:font-size-complex="12pt"/>
    </style:style>
    <style:style style:name="P3" style:parent-style-name="Akapitzlistą" style:family="paragraph">
      <style:text-properties fo:font-size="12pt" style:font-size-asian="12pt" style:font-size-complex="12pt"/>
    </style:style>
    <style:style style:name="P4" style:parent-style-name="Akapitzlistą" style:family="paragraph">
      <style:text-properties fo:font-size="12pt" style:font-size-asian="12pt" style:font-size-complex="12pt"/>
    </style:style>
    <style:style style:name="P5" style:parent-style-name="Akapitzlistą" style:family="paragraph">
      <style:text-properties fo:font-size="12pt" style:font-size-asian="12pt" style:font-size-complex="12pt"/>
    </style:style>
    <style:style style:name="P6" style:parent-style-name="Akapitzlistą" style:family="paragraph">
      <style:text-properties fo:font-size="12pt" style:font-size-asian="12pt" style:font-size-complex="12pt"/>
    </style:style>
    <style:style style:name="P7" style:parent-style-name="Akapitzlistą" style:family="paragraph">
      <style:text-properties fo:font-size="12pt" style:font-size-asian="12pt" style:font-size-complex="12pt"/>
    </style:style>
    <style:style style:name="P8" style:parent-style-name="Akapitzlistą" style:family="paragraph">
      <style:text-properties fo:font-size="12pt" style:font-size-asian="12pt" style:font-size-complex="12pt"/>
    </style:style>
    <style:style style:name="P9" style:parent-style-name="Akapitzlistą" style:family="paragraph"/>
    <style:style style:name="T10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h text:style-name="P1" text:outline-level="2">Wymagane materiały</text:h>
      <text:list text:style-name="LFO1" text:continue-numbering="true">
        <text:list-item>
          <text:p text:style-name="P2">Długie pudełko z przegródkami – co najmniej 9 przegródek</text:p>
        </text:list-item>
        <text:list-item>
          <text:p text:style-name="P3">Plastikowe kubeczki – białe lub przeźroczyste, co najmniej tyle co przegródek w pudełku</text:p>
        </text:list-item>
        <text:list-item>
          <text:p text:style-name="P4">Spinacze</text:p>
        </text:list-item>
        <text:list-item>
          <text:p text:style-name="P5">Karteczki</text:p>
          <text:list text:continue-numbering="true">
            <text:list-item>
              <text:p text:style-name="P6">Niewielkie, do przypięcia do kubeczków, z wartościami od 0 do 9<text:line-break/>Każda wartość powinna wystąpić co najmniej tyle razy, ile jest przegródek</text:p>
            </text:list-item>
            <text:list-item>
              <text:p text:style-name="P7">Średnich rozmiarów, z wartościami P1, P2, P3,… do ponumerowania przegródek w pudełku</text:p>
            </text:list-item>
            <text:list-item>
              <text:p text:style-name="P8">Kilkanaście wąskich karteczek o długości trzech przegródek, do oznaczania położenia zmiennych w modelu</text:p>
            </text:list-item>
            <text:list-item>
              <text:p text:style-name="P9"><text:span text:style-name="T10">Kilka wąskich karteczek o długości sześciu przegródek, do oznaczania położenia zmiennych w modelu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an Kurpiewski</meta:initial-creator>
    <dc:creator>Damian Kurpiewski</dc:creator>
    <meta:creation-date>2019-06-26T08:42:00Z</meta:creation-date>
    <dc:date>2019-06-26T08:42:00Z</dc:date>
    <meta:template xlink:href="Normal.dotm" xlink:type="simple"/>
    <meta:editing-cycles>2</meta:editing-cycles>
    <meta:editing-duration>PT0S</meta:editing-duration>
    <meta:document-statistic meta:page-count="1" meta:paragraph-count="1" meta:word-count="86" meta:character-count="606" meta:row-count="4" meta:non-whitespace-character-count="521"/>
  </office:meta>
</office:document-meta>
</file>